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0.00%" fo:text-align="left" fo:margin-bottom="8.00pt"/>
    </style:style>
  </office:automatic-styles>
  <office:body>
    <office:text>
      <text:p text:style-name="P1"><draw:frame text:anchor-type="as-char" svg:width="159.28mm" svg:height="22.75mm" style:rel-width="scale" style:rel-height="scale"><draw:object-ole xlink:href="OleObj1"/><draw:image xlink:href="ObjectReplacements/OleObj1"/></draw:frame><text:span text:style-name="T1"/></text:p>
      <text:p text:style-name="P1"><text:span text:style-name="T1">Name:Dakshith R Shetty Roll no:40</text:span></text:p>
      <text:p text:style-name="P1"><text:span text:style-name="T2">Experiment No 10:<text:s/></text:span><text:span text:style-name="T3">Binary Search Method</text:span></text:p>
      <text:p text:style-name="P1"><text:span text:style-name="T4"/></text:p>
      <text:p text:style-name="P1"><text:span text:style-name="T5">Aim:</text:span><text:span text:style-name="T6"><text:s/>Implementation of Binary Search Method.</text:span></text:p>
      <text:p text:style-name="P1"><text:span text:style-name="T7">Objectives : </text:span></text:p>
      <text:p text:style-name="P1"><text:span text:style-name="T8">1) Understand how to implement Binary Search algorithm.</text:span></text:p>
      <text:p text:style-name="P1"><text:span text:style-name="T8">Theory :</text:span></text:p>
      <text:p text:style-name="P1"><text:span text:style-name="T8">The improvement to searching method to reduce the amount of work can be done</text:span></text:p>
      <text:p text:style-name="P1"><text:span text:style-name="T8">using binary searching. Binary searching is more efficient than linear searching if an array to</text:span></text:p>
      <text:p text:style-name="P1"><text:span text:style-name="T8">be searched is in sorted manner.</text:span></text:p>
      <text:p text:style-name="P1"><text:span text:style-name="T8">Here an key item to be searched is compared with the item at middle of array. If they</text:span></text:p>
      <text:p text:style-name="P1"><text:span text:style-name="T8">are equal search is completed. If the middle element is greater than key item searching</text:span></text:p>
      <text:p text:style-name="P1"><text:span text:style-name="T8">proceeds with left sub array. Similarly, if middle element is less than key item than searching</text:span></text:p>
      <text:p text:style-name="P1"><text:span text:style-name="T8">proceeds with right sub array and so on till the element is found.</text:span></text:p>
      <text:p text:style-name="P1"><text:span text:style-name="T8">For large arrays, this method is superior to sequential searching.</text:span></text:p>
      <text:p text:style-name="P1"><text:span text:style-name="T9"/></text:p>
      <text:p text:style-name="P1"><text:span text:style-name="T10">Algorithm :</text:span></text:p>
      <text:p text:style-name="P1"><text:span text:style-name="T11">FIND(arr, x, first, last)</text:span></text:p>
      <text:p text:style-name="P1"><text:span text:style-name="T11">if (first &amp;gt; last)then</text:span></text:p>
      <text:p text:style-name="P1"><text:span text:style-name="T11">return -1</text:span></text:p>
      <text:p text:style-name="P1"><text:span text:style-name="T11">End if</text:span></text:p>
      <text:p text:style-name="P1"><text:span text:style-name="T11">mid = (first + last) / 2</text:span></text:p>
      <text:p text:style-name="P1"><text:span text:style-name="T11">if (arr[mid] = x)</text:span></text:p>
      <text:p text:style-name="P1"><text:span text:style-name="T11">return mid</text:span></text:p>
      <text:p text:style-name="P1"><text:span text:style-name="T11">End if</text:span></text:p>
      <text:p text:style-name="P1"><text:span text:style-name="T11">if (arr[mid] &amp;lt; x)</text:span></text:p>
      <text:p text:style-name="P1"><text:span text:style-name="T11">return find(arr, x, mid+1, last)</text:span></text:p>
      <text:p text:style-name="P1"><text:span text:style-name="T11">End if</text:span></text:p>
      <text:p text:style-name="P1"><text:span text:style-name="T11">return find(arr, x, first, mid-1)</text:span></text:p>
      <text:p text:style-name="P1"><text:span text:style-name="T12"/></text:p>
      <text:p text:style-name="P1"><text:span text:style-name="T13">Code : </text:span></text:p>
      <text:p text:style-name="P1"><text:span text:style-name="T14">#include&lt;stdio.h&gt;</text:span></text:p>
      <text:p text:style-name="P1"><text:span text:style-name="T14">#include&lt;conio.h&gt;</text:span></text:p>
      <text:p text:style-name="P1"><text:span text:style-name="T15"/></text:p>
      <text:p text:style-name="P1"><text:span text:style-name="T15"/></text:p>
      <text:p text:style-name="P1"><text:span text:style-name="T16">int binarySearch(int arr[], int l, int r, int x)</text:span></text:p>
      <text:p text:style-name="P1"><text:span text:style-name="T16">{</text:span></text:p>
      <text:p text:style-name="P1"><text:span text:style-name="T16"><text:tab/>clrscr();</text:span></text:p>
      <text:p text:style-name="P1"><text:span text:style-name="T16"><text:tab/>while (l &lt;= r) {</text:span></text:p>
      <text:p text:style-name="P1"><text:span text:style-name="T16"><text:tab/><text:tab/>int m = l + (r - l) / 2;</text:span></text:p>
      <text:p text:style-name="P1"><text:span text:style-name="T17"/></text:p>
      <text:p text:style-name="P1"><text:span text:style-name="T17"/></text:p>
      <text:p text:style-name="P1"><text:span text:style-name="T18"><text:tab/><text:tab/>if (arr[m] == x)</text:span></text:p>
      <text:p text:style-name="P1"><text:span text:style-name="T18"><text:tab/><text:tab/><text:tab/>return m;</text:span></text:p>
      <text:p text:style-name="P1"><text:span text:style-name="T19"/></text:p>
      <text:p text:style-name="P1"><text:span text:style-name="T19"/></text:p>
      <text:p text:style-name="P1"><text:span text:style-name="T20"><text:tab/><text:tab/>if (arr[m] &lt; x)</text:span></text:p>
      <text:p text:style-name="P1"><text:span text:style-name="T20"><text:tab/><text:tab/><text:tab/>l = m + 1;</text:span></text:p>
      <text:p text:style-name="P1"><text:span text:style-name="T21"/></text:p>
      <text:p text:style-name="P1"><text:span text:style-name="T21"/></text:p>
      <text:p text:style-name="P1"><text:span text:style-name="T22"><text:tab/><text:tab/>else</text:span></text:p>
      <text:p text:style-name="P1"><text:span text:style-name="T22"><text:tab/><text:tab/><text:tab/>r = m - 1;</text:span></text:p>
      <text:p text:style-name="P1"><text:span text:style-name="T22"><text:tab/>}</text:span></text:p>
      <text:p text:style-name="P1"><text:span text:style-name="T23"/></text:p>
      <text:p text:style-name="P1"><text:span text:style-name="T23"/></text:p>
      <text:p text:style-name="P1"><text:span text:style-name="T24"><text:tab/>return -1;</text:span></text:p>
      <text:p text:style-name="P1"><text:span text:style-name="T24">}</text:span></text:p>
      <text:p text:style-name="P1"><text:span text:style-name="T25"/></text:p>
      <text:p text:style-name="P1"><text:span text:style-name="T25"/></text:p>
      <text:p text:style-name="P1"><text:span text:style-name="T26">int main(void)</text:span></text:p>
      <text:p text:style-name="P1"><text:span text:style-name="T26">{</text:span></text:p>
      <text:p text:style-name="P1"><text:span text:style-name="T26"><text:tab/>int arr[] = { 2, 3, 4, 10, 40 };</text:span></text:p>
      <text:p text:style-name="P1"><text:span text:style-name="T26"><text:tab/>int n = sizeof(arr) / sizeof(arr[0]);</text:span></text:p>
      <text:p text:style-name="P1"><text:span text:style-name="T26"><text:tab/>int x = 10;</text:span></text:p>
      <text:p text:style-name="P1"><text:span text:style-name="T26"><text:tab/>int result = binarySearch(arr, 0, n - 1, x);</text:span></text:p>
      <text:p text:style-name="P1"><text:span text:style-name="T26"><text:tab/>(result == -1) ? printf("Element is not present"</text:span></text:p>
      <text:p text:style-name="P1"><text:span text:style-name="T26"><text:tab/><text:tab/><text:tab/><text:tab/><text:tab/><text:tab/><text:tab/>" in array")</text:span></text:p>
      <text:p text:style-name="P1"><text:span text:style-name="T26"><text:tab/><text:tab/><text:tab/><text:tab/>: printf("Element is present at "</text:span></text:p>
      <text:p text:style-name="P1"><text:span text:style-name="T26"><text:tab/><text:tab/><text:tab/><text:tab/><text:tab/><text:tab/><text:tab/>"index %d",</text:span></text:p>
      <text:p text:style-name="P1"><text:span text:style-name="T26"><text:tab/><text:tab/><text:tab/><text:tab/><text:tab/><text:tab/><text:tab/>result);</text:span></text:p>
      <text:p text:style-name="P1"><text:span text:style-name="T26"><text:tab/>getch();</text:span></text:p>
      <text:p text:style-name="P1"><text:span text:style-name="T26"><text:tab/>return 0;</text:span></text:p>
      <text:p text:style-name="P1"><text:span text:style-name="T26">}</text:span></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8">Output : </text:span></text:p>
      <text:p text:style-name="P1"><draw:frame text:anchor-type="as-char" svg:width="165.10mm" svg:height="92.87mm" style:rel-width="scale" style:rel-height="scale"><draw:object-ole xlink:href="OleObj2"/><draw:image xlink:href="ObjectReplacements/OleObj2"/></draw:frame><text:span text:style-name="T29"/></text:p>
      <text:p text:style-name="P1"><text:span text:style-name="T29"/></text:p>
      <text:p text:style-name="P1"><text:span text:style-name="T29"/></text:p>
      <text:p text:style-name="P1"><text:span text:style-name="T30">Conclusion : </text:span></text:p>
      <text:p text:style-name="P1"><text:span text:style-name="T31">In conclusion, the binary search algorithm is a powerful technique for efficiently locating elements in sorted arrays. Its logarithmic time complexity makes it an attractive choice for applications where quick search times are essential, especially in scenarios involving large datasets. The C program provided successfully demonstrates the implementation and application of this algorithm.</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